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O" svg:font-family="'Linux Libertine O'" style:font-pitch="variable"/>
    <style:font-face style:name="Quercus" svg:font-family="Querc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b7a99" officeooo:paragraph-rsid="001b7a99"/>
    </style:style>
    <style:style style:name="P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b7a99" officeooo:paragraph-rsid="001b7a99"/>
    </style:style>
    <style:style style:name="P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b7a99" officeooo:paragraph-rsid="001cfc75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c2ea0" officeooo:paragraph-rsid="001cfc75"/>
    </style:style>
    <style:style style:name="P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b7a99" officeooo:paragraph-rsid="001b7a99"/>
    </style:style>
    <style:style style:name="P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c2ea0" officeooo:paragraph-rsid="001c2ea0"/>
    </style:style>
    <style:style style:name="P7" style:family="paragraph" style:parent-style-name="Title">
      <style:text-properties style:font-name="Quercus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Libertine O" officeooo:rsid="001b7a99" officeooo:paragraph-rsid="001b7a99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O" fo:font-size="16pt" officeooo:rsid="001c2ea0" officeooo:paragraph-rsid="00269bc0" style:font-size-asian="16pt" style:font-size-complex="16pt"/>
    </style:style>
    <style:style style:name="P10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c2ea0" officeooo:paragraph-rsid="00225072"/>
    </style:style>
    <style:style style:name="P11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c2ea0" officeooo:paragraph-rsid="00269bc0"/>
    </style:style>
    <style:style style:name="P12" style:family="paragraph" style:parent-style-name="Standard">
      <style:paragraph-properties fo:text-align="center" style:justify-single-word="false"/>
      <style:text-properties style:font-name="Linux Libertine O" officeooo:rsid="00239f84" officeooo:paragraph-rsid="00239f84"/>
    </style:style>
    <style:style style:name="P13" style:family="paragraph" style:parent-style-name="Standard">
      <style:text-properties style:font-name="Linux Libertine O" fo:font-size="16pt" officeooo:rsid="00239f84" officeooo:paragraph-rsid="00239f84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Linux Libertine O" fo:font-size="16pt" officeooo:rsid="0025858d" officeooo:paragraph-rsid="0025858d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25072"/>
    </style:style>
    <style:style style:name="T3" style:family="text">
      <style:text-properties officeooo:rsid="001c2ea0"/>
    </style:style>
    <style:style style:name="T4" style:family="text">
      <style:text-properties officeooo:rsid="001cfc75"/>
    </style:style>
    <style:style style:name="T5" style:family="text">
      <style:text-properties officeooo:rsid="0022507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269b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wson Gregorian Chant Choir</text:p>
      <text:p text:style-name="P12"/>
      <text:p text:style-name="P14">Latin Mass 5pm</text:p>
      <text:p text:style-name="P14">every Sunday</text:p>
      <text:p text:style-name="P14"/>
      <text:p text:style-name="P14">See this list for special Gregorian chant Masses</text:p>
      <text:p text:style-name="P1"/>
      <text:p text:style-name="P2">Sunday <text:span text:style-name="T5">4</text:span><text:span text:style-name="T1">th</text:span> March <text:span text:style-name="T4">2018</text:span></text:p>
      <text:p text:style-name="P8"><text:tab/><text:tab/><text:tab/><text:tab/><text:span text:style-name="T5">3</text:span><text:span text:style-name="T2">rd</text:span><text:span text:style-name="T5"> </text:span>Sunday of Lent</text:p>
      <text:p text:style-name="P5">Propers: <text:span text:style-name="T5">Oculi mei</text:span></text:p>
      <text:p text:style-name="P5">Mass XVII</text:p>
      <text:p text:style-name="P5">Credo I</text:p>
      <text:p text:style-name="P5">Offertory: Attende Domine</text:p>
      <text:p text:style-name="P5">Communion: Audi Benigne Conditor</text:p>
      <text:p text:style-name="P5">Recessional: May this Lenten discipline (Minds and bodies)<text:line-break/><text:tab/> James McAuley</text:p>
      <text:p text:style-name="P2"/>
      <text:p text:style-name="P3">Sunday 1<text:span text:style-name="T5">8</text:span><text:span text:style-name="T1">th</text:span> March <text:span text:style-name="T4">2018</text:span></text:p>
      <text:p text:style-name="P5">Passion Sunday</text:p>
      <text:p text:style-name="P5">Propers: Judica me</text:p>
      <text:p text:style-name="P5">Mass XVII</text:p>
      <text:p text:style-name="P5">Credo I</text:p>
      <text:p text:style-name="P5">Offertory: Vexilla Regis</text:p>
      <text:p text:style-name="P5">Communion: O Crux Ave, <text:span text:style-name="T3">Fr Friel</text:span></text:p>
      <text:p text:style-name="P5">Recessional: O Sacred Head</text:p>
      <text:p text:style-name="P2"/>
      <text:p text:style-name="P3">Sunday 1<text:span text:style-name="T2">st</text:span><text:span text:style-name="T5"> </text:span>April <text:span text:style-name="T4">2018</text:span></text:p>
      <text:p text:style-name="P5">Easter Sunday</text:p>
      <text:p text:style-name="P5">Propers: Resurrexi</text:p>
      <text:p text:style-name="P5">Sequence: Victimae Paschali Laud<text:span text:style-name="T3">es</text:span></text:p>
      <text:p text:style-name="P5">Mass I</text:p>
      <text:p text:style-name="P5">Credo I</text:p>
      <text:p text:style-name="P5">Offertory: O Filii et Filiae</text:p>
      <text:p text:style-name="P5">Communion: <text:span text:style-name="T3">Regina Caeli</text:span></text:p>
      <text:p text:style-name="P5">Recessional: <text:span text:style-name="T3">Jesus Christ is ris’n today</text:span></text:p>
      <text:p text:style-name="P2"/>
      <text:p text:style-name="P4">Sunday <text:span text:style-name="T5">15</text:span><text:span text:style-name="T1">th</text:span> <text:span text:style-name="T5">April 2018</text:span></text:p>
      <text:p text:style-name="P6"><text:span text:style-name="T5">2</text:span><text:span text:style-name="T2">nd</text:span><text:span text:style-name="T5"> </text:span>Sunday after Easter</text:p>
      <text:p text:style-name="P10">Propers: <text:span text:style-name="T5">Misericordia Domini</text:span></text:p>
      <text:p text:style-name="P6">Mass I</text:p>
      <text:p text:style-name="P6">Credo I</text:p>
      <text:p text:style-name="P6">Offertory: <text:span text:style-name="T4">Jubilate Deo (canon a 5, Praetorius)</text:span></text:p>
      <text:p text:style-name="P6">Communion: <text:span text:style-name="T4">Regina Caeli</text:span></text:p>
      <text:p text:style-name="P11">Recessional: Through the Red Sea, (R A Knox)</text:p>
      <text:p text:style-name="P11"/>
      <text:p text:style-name="P11"/>
      <text:p text:style-name="P9"><text:span text:style-name="T7">more info: www.repleatur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O" svg:font-family="'Linux Libertine O'" style:font-pitch="variable"/>
    <style:font-face style:name="Quercus" svg:font-family="Querc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15:41.173716722</meta:creation-date>
    <meta:print-date>2017-02-14T15:07:51.490256287</meta:print-date>
    <dc:date>2018-02-16T18:06:42.325583100</dc:date>
    <meta:editing-duration>PT39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41" meta:character-count="879" meta:non-whitespace-character-count="770"/>
  </office:meta>
</office:document-meta>
</file>